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margin-top="0cm" fo:margin-bottom="0.3cm"/>
      <style:text-properties style:font-name="Arial"/>
    </style:style>
    <style:style style:name="P2" style:family="paragraph" style:parent-style-name="Text_20_body_20_indent" style:list-style-name="List_20_1"/>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twiesel</text:h>
      <text:p text:style-name="Text_20_body">The DFKI project <text:span text:style-name="T1">Catwiesel</text:span> is a framework trying to combine classical search and indexing mechanisms with hierarchical structures. It is developed to satisfy the special requirements of some projects inside the DFKI knowledge management group, since the existing freely available approaches did not offer all functionality needed.</text:p>
      <text:p text:style-name="Text_20_body">The project is making heavy use of freely available <text:span text:style-name="T1">Open Source</text:span> frameworks and libraries (like e.g. <text:span text:style-name="T1">Lucene</text:span> or <text:span text:style-name="T1">Aperture</text:span>) and is itself aimed to be released under an <text:span text:style-name="T1">Open Source</text:span> license.</text:p>
      <text:h text:style-name="Heading_20_2" text:outline-level="2">Motivation</text:h>
      <text:p text:style-name="Text_20_body">Finding information is one of the better solved problems nowadays: desktop search engines and web search engines allow fast and reliable search in more documents than you can imagine. Nevertheless the amount of data found is often even more frustrating than having no information at all. So the real problem is obviously not "<text:span text:style-name="T1">How to find information?"</text:span> but "<text:span text:style-name="T1">How to find </text:span><text:span text:style-name="T2">relevant</text:span><text:span text:style-name="T1"> information?</text:span>"</text:p>
      <text:p text:style-name="Text_20_body">Full text search on unstructured text is limited in its possibilities: you can try to combine search requests using logical operations or add more search keywords, but often this is a painful and time consuming task. So the idea is to allow more intelligent requests by adding more structure to the underlying data. This approach is currently implemented for the so called <text:span text:style-name="T1">Semantic Web</text:span> (or <text:span text:style-name="T1">Web 2.0</text:span>) by using rdf structures and ontologies.</text:p>
      <text:p text:style-name="Text_20_body">The intelligent web search being work in progress: where is the intelligent desktop search? The answer is: I didn't find it yet. Many search approaches break down to be implemented by any modified fulltext searches, but often the existing structures of the user to classify his or her information are neglected. People often structurize their data on the file system level by creating a hierarchical directory structure thus organizing their data files, but this is an unsatisfying approach since many information units (like browser bookmarks or emails) cannot easily be turned into files and put into folders. This is where a virtual structure might come in handy, where the user can easily combine arbitrary information units to build his or her very own <text:span text:style-name="T1">Personal Information Model</text:span> (PIM). The <text:span text:style-name="T1">Catwiesel</text:span> Java framework is intended to present a backend for storage and handling of these virtual information structures.</text:p>
      <text:p text:style-name="P1">To allow creation and manipulation of the virtual structure as well as access to the content and metadata of the contained documents, the following Interface is offered by <text:span text:style-name="T1">Catwiesel</text:span>:</text:p>
      <text:list text:style-name="List_20_1">
        <text:list-item>
          <text:p text:style-name="P2">Import mechanisms to add existing file system structures <text:span text:style-name="T1">as is</text:span> to the virtual structure representing the user's PIM. The contained files are inserted as <text:span text:style-name="T1">documents</text:span> to the corresponding <text:span text:style-name="T1">category</text:span></text:p>
        </text:list-item>
        <text:list-item>
          <text:p text:style-name="P2">Handling of the hierarchical category structure</text:p>
        </text:list-item>
        <text:list-item>
          <text:p text:style-name="P2">Searching for relevant information using the document content as well as user annotations, metadata or the category structure</text:p>
        </text:list-item>
        <text:list-item>
          <text:p text:style-name="P2">Searching for similar documents or categories</text:p>
        </text:list-item>
        <text:list-item>
          <text:p text:style-name="P2">Getting proposals for destination categories for newly imported documents</text:p>
        </text:list-item>
        <text:list-item>
          <text:p text:style-name="P2">Keep certain folders and virtual structures in sync (that is: changes in real folders are reflected in the corresponding category or document)</text:p>
        </text:list-item>
      </text:list>
      <text:h text:style-name="Heading_20_2" text:outline-level="2">Technical prerequisites</text:h>
      <text:p text:style-name="Text_20_body"><text:span text:style-name="T1">Catwiesel</text:span> is written purely in Java and by this as platform independent as the programming language itself. The needed Java version is 1.5 (minimum), the framework is consisting of a bundle of jar and configuration files that can be run out of the box.</text:p>
      <text:h text:style-name="Heading_20_2" text:outline-level="2">Roadmap</text:h>
      <text:p text:style-name="Text_20_body">Current project state (August 2006):</text:p>
      <text:p text:style-name="Text_20_body">The project is now approaching a stable demonstrator version. Nevertheless classification is still implemented very basically, which will be the next major feature to be improved (that is: reimplemented). Indexing and search facilities on the other side are currently considered stable and almost finished.</text:p>
      <text:p text:style-name="Text_20_body">The import of data sources is close to its final state. By integrating the <text:span text:style-name="T1">Aperture</text:span> framework (see <text:a xlink:type="simple" xlink:href="http://aperture.sourceforge.net/Aperture">http://aperture.sourceforge.net/Aperture</text:a> for more information) into <text:span text:style-name="T1">Catwiesel</text:span>, we could improve the number of supported file formats remarkably.</text:p>
      <text:p text:style-name="Text_20_body">Synchronization of data sources and index entries is the next feature to come. Since deleting of documents is raising a number of questions (that can be subsumed by the fact that people have different opinions about the correlation between real data and its representation in the index), the first implementation will allow just events for adding or modifying documents. The proper handling of deletion requests ist postponed up to a later date.</text:p>
      <text:p text:style-name="Text_20_body">Reorganization of the category structure and its representation in Java is the next major refactoring step. The current approach trying to reflect the category structure inside the Lucene index turned out to be quite <text:span text:style-name="T1">basic</text:span> with respect to performance and flexibility due to some restrictions of the Lucene framework.</text:p>
      <text:p text:style-name="Text_20_body">Adding network support is a remote future add-on. By this, information sharing between the different personal information models of different users could be easily realized. Of course a sophisticated access control is needed here to prevent people from reading other user's private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31cm"/>
      <style:text-properties style:font-name="Arial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paragraph-properties fo:margin-top="0.42cm" fo:margin-bottom="0.61cm" fo:text-align="center" style:justify-single-word="false"/>
      <style:text-properties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72cm" fo:margin-bottom="0.51cm" fo:text-align="center" style:justify-single-word="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ndex" style:family="paragraph" style:parent-style-name="Standard" style:class="index">
      <style:paragraph-properties text:number-lines="false" text:line-number="0"/>
      <style:text-properties style:font-name-complex="Andale Sans UI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Heinz Kirchmann</meta:initial-creator>
    <meta:creation-date>2006-08-16T22:31:27</meta:creation-date>
    <dc:creator>Heinz Kirchmann</dc:creator>
    <dc:date>2006-08-16T23:24:08</dc:date>
    <dc:language>de-DE</dc:language>
    <meta:editing-cycles>13</meta:editing-cycles>
    <meta:editing-duration>PT51M2S</meta:editing-duration>
    <meta:user-defined meta:name="Info 1"/>
    <meta:user-defined meta:name="Info 2"/>
    <meta:user-defined meta:name="Info 3"/>
    <meta:user-defined meta:name="Info 4"/>
    <meta:document-statistic meta:table-count="0" meta:image-count="0" meta:object-count="0" meta:page-count="2" meta:paragraph-count="23" meta:word-count="777" meta:character-count="5009"/>
  </office:meta>
</office:document-meta>
</file>